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598cm" fo:min-width="2.386cm"/>
    </style:style>
    <style:style style:name="gr2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3465a4" draw:marker-end="Arrow" draw:marker-end-width="0.3cm" draw:fill="none" draw:textarea-vertical-align="middle" draw:end-line-spacing-vertical="0.5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0.95cm" fo:min-width="3.38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5cm" fo:min-width="3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5cm" fo:min-width="1.2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851cm" fo:min-width="0.934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912cm" fo:min-width="2.201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1.374cm" fo:min-width="1.124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1.59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851cm" fo:min-width="0.934cm"/>
    </style:style>
    <style:style style:name="gr12" style:family="graphic" style:parent-style-name="standard">
      <style:graphic-properties svg:stroke-color="#000000" draw:fill-color="#ccbe00" draw:textarea-horizontal-align="justify" draw:textarea-vertical-align="middle" draw:auto-grow-height="false" fo:min-height="0.807cm" fo:min-width="1.601cm"/>
    </style:style>
    <style:style style:name="gr13" style:family="graphic" style:parent-style-name="objectwithoutfill">
      <style:graphic-properties svg:stroke-color="#ccbe00"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-color="#ccbe00" draw:textarea-horizontal-align="justify" draw:textarea-vertical-align="middle" draw:auto-grow-height="false" fo:min-height="0.598cm" fo:min-width="2.386cm"/>
    </style:style>
    <style:style style:name="gr15" style:family="graphic" style:parent-style-name="objectwithoutfill">
      <style:graphic-properties svg:stroke-color="#ccbe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bcaed5" draw:textarea-horizontal-align="justify" draw:textarea-vertical-align="middle" draw:auto-grow-height="false" fo:min-height="0.738cm" fo:min-width="2.838cm"/>
    </style:style>
    <style:style style:name="gr17" style:family="graphic" style:parent-style-name="standard">
      <style:graphic-properties svg:stroke-color="#000000" draw:fill-color="#bcaed5" draw:textarea-horizontal-align="justify" draw:textarea-vertical-align="middle" draw:auto-grow-height="false" fo:min-height="1.374cm" fo:min-width="1.124cm"/>
    </style:style>
    <style:style style:name="gr18" style:family="graphic" style:parent-style-name="objectwithoutfill">
      <style:graphic-properties svg:stroke-color="#bcaed5"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fill-color="#f9a870" draw:textarea-horizontal-align="justify" draw:textarea-vertical-align="middle" draw:auto-grow-height="false" fo:min-height="0.738cm" fo:min-width="2.838cm"/>
    </style:style>
    <style:style style:name="gr20" style:family="graphic" style:parent-style-name="standard">
      <style:graphic-properties svg:stroke-color="#000000" draw:fill-color="#f9a870" draw:textarea-horizontal-align="justify" draw:textarea-vertical-align="middle" draw:auto-grow-height="false" fo:min-height="1.374cm" fo:min-width="1.124cm"/>
    </style:style>
    <style:style style:name="gr21" style:family="graphic" style:parent-style-name="objectwithoutfill">
      <style:graphic-properties svg:stroke-color="#f9a870" draw:marker-end="Arrow" draw:marker-end-width="0.3cm" draw:fill="none" draw:textarea-vertical-align="middle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1.051cm" fo:min-width="1.172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95cm" fo:min-width="2.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be00"/>
      <style:paragraph-properties fo:text-align="center"/>
    </style:style>
    <style:style style:name="P5" style:family="paragraph">
      <loext:graphic-properties draw:fill-color="#bcaed5"/>
      <style:paragraph-properties fo:text-align="center"/>
    </style:style>
    <style:style style:name="P6" style:family="paragraph">
      <loext:graphic-properties draw:fill-color="#f9a8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2cm" svg:height="1.2cm" svg:x="11.6cm" svg:y="13.5cm">
          <draw:glue-point draw:id="8" svg:x="-4.375cm" svg:y="-3.333cm"/>
          <draw:glue-point draw:id="9" svg:x="-4.375cm" svg:y="3.333cm"/>
          <draw:glue-point draw:id="10" svg:x="-3.75cm" svg:y="-5.008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draw:glue-point draw:id="16" svg:x="-1.875cm" svg:y="-5cm"/>
          <draw:glue-point draw:id="17" svg:x="-3.437cm" svg:y="5cm"/>
          <text:p text:style-name="P1">local-elec-gri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draw:type="curve" svg:x1="6.4cm" svg:y1="13.2cm" svg:x2="11.6cm" svg:y2="14.1cm" draw:start-shape="id1" draw:start-glue-point="5" draw:end-shape="id2" draw:end-glue-point="5" svg:d="M6400 13200c3900 0 1300 900 5200 900" svg:viewBox="0 0 5201 901">
          <text:p/>
        </draw:connector>
        <draw:connector draw:style-name="gr3" draw:text-style-name="P2" draw:layer="layout" draw:type="curve" draw:line-skew="0.2cm" svg:x1="5.029cm" svg:y1="11.177cm" svg:x2="11.8cm" svg:y2="13.701cm" draw:start-shape="id3" draw:start-glue-point="5" draw:end-shape="id2" draw:end-glue-point="8" svg:d="M5029 11177c5229 0 1844 2524 6771 2524" svg:viewBox="0 0 6772 2525">
          <text:p/>
        </draw:connector>
        <draw:connector draw:style-name="gr2" draw:text-style-name="P2" draw:layer="layout" draw:type="curve" svg:x1="6.4cm" svg:y1="15cm" svg:x2="11.8cm" svg:y2="14.499cm" draw:start-shape="id4" draw:start-glue-point="5" draw:end-shape="id2" draw:end-glue-point="9" svg:d="M6400 15000c3900 0 1200-501 5400-501" svg:viewBox="0 0 5401 502">
          <text:p/>
        </draw:connector>
        <draw:custom-shape draw:style-name="gr4" draw:text-style-name="P1" xml:id="id1" draw:id="id1" draw:layer="layout" svg:width="3.885cm" svg:height="1.2cm" svg:x="2.514cm" svg:y="12.6cm">
          <text:p text:style-name="P1">on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1" xml:id="id4" draw:id="id4" draw:layer="layout" svg:width="3.8cm" svg:height="1.2cm" svg:x="2.6cm" svg:y="14.4cm">
          <text:p text:style-name="P1">offshore wind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6" draw:text-style-name="P1" xml:id="id3" draw:id="id3" draw:layer="layout" svg:width="1.7cm" svg:height="1.2cm" svg:x="3.329cm" svg:y="10.577cm">
          <text:p text:style-name="P1">sola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12.6cm" svg:y1="13.5cm" svg:x2="11.294cm" svg:y2="10.389cm" draw:start-shape="id2" draw:start-glue-point="16" draw:end-shape="id5" draw:end-glue-point="6" svg:d="M12600 13500c0-2332-1306-777-1306-3111" svg:viewBox="0 0 1307 3112">
          <text:p/>
        </draw:connector>
        <draw:custom-shape draw:style-name="gr7" draw:text-style-name="P1" xml:id="id5" draw:id="id5" draw:layer="layout" svg:width="2.4cm" svg:height="1.1cm" svg:x="10.094cm" svg:y="9.289cm">
          <text:p text:style-name="P1">IC ex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7" draw:text-style-name="P1" xml:id="id6" draw:id="id6" draw:layer="layout" svg:width="2.4cm" svg:height="1.1cm" svg:x="6.524cm" svg:y="9.233cm">
          <text:p text:style-name="P1">IC im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7" draw:id="id7" draw:layer="layout" svg:width="2.7cm" svg:height="2.2cm" svg:x="8.099cm" svg:y="4.514cm">
          <draw:glue-point draw:id="9" svg:x="-2.777cm" svg:y="4.545cm"/>
          <draw:glue-point draw:id="10" svg:x="3.148cm" svg:y="4.545cm"/>
          <text:p text:style-name="P1">remote-elec-<text:line-break/>grid-buffer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draw:line-skew="-0.151cm" svg:x1="7.724cm" svg:y1="10.333cm" svg:x2="12cm" svg:y2="13.5cm" draw:start-shape="id6" draw:start-glue-point="6" draw:end-shape="id2" draw:end-glue-point="10" svg:d="M7724 10333c0 2149 4276 566 4276 3167" svg:viewBox="0 0 4277 3168">
          <text:p/>
        </draw:connector>
        <draw:connector draw:style-name="gr2" draw:text-style-name="P2" draw:layer="layout" draw:type="curve" svg:x1="8.7cm" svg:y1="6.613cm" svg:x2="7.724cm" svg:y2="9.233cm" draw:start-shape="id7" draw:start-glue-point="9" draw:end-shape="id6" draw:end-glue-point="4" svg:d="M8700 6613c0 2041-976 732-976 2620" svg:viewBox="0 0 977 2621">
          <text:p/>
        </draw:connector>
        <draw:connector draw:style-name="gr2" draw:text-style-name="P2" draw:layer="layout" draw:type="curve" svg:x1="11.294cm" svg:y1="9.289cm" svg:x2="10.298cm" svg:y2="6.613cm" draw:start-shape="id5" draw:start-glue-point="4" draw:end-shape="id7" draw:end-glue-point="10" svg:d="M11294 9289c0-1930-996-593-996-2676" svg:viewBox="0 0 997 2677">
          <text:p/>
        </draw:connector>
        <draw:custom-shape draw:style-name="gr9" draw:text-style-name="P1" xml:id="id8" draw:id="id8" draw:layer="layout" svg:width="2.3cm" svg:height="2.3cm" svg:x="29.627cm" svg:y="5.4cm">
          <text:p text:style-name="P1">local-elec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2" draw:layer="layout" draw:type="curve" svg:x1="14.6cm" svg:y1="13.601cm" svg:x2="29.627cm" svg:y2="6.55cm" draw:start-shape="id2" draw:start-glue-point="12" draw:end-shape="id8" draw:end-glue-point="6" svg:d="M14600 13601c11421 0 3908-7051 15027-7051" svg:viewBox="0 0 15028 7052">
          <text:p/>
        </draw:connector>
        <draw:connector draw:style-name="gr2" draw:text-style-name="P2" draw:layer="layout" draw:type="curve" svg:x1="13.8cm" svg:y1="14.7cm" svg:x2="17.85cm" svg:y2="18.7cm" draw:start-shape="id2" draw:start-glue-point="15" draw:end-shape="id9" draw:end-glue-point="4" svg:d="M13800 14700c0 3001 4050 1002 4050 4000" svg:viewBox="0 0 4051 4001">
          <text:p/>
        </draw:connector>
        <draw:custom-shape draw:style-name="gr10" draw:text-style-name="P3" xml:id="id9" draw:id="id9" draw:layer="layout" svg:width="3.5cm" svg:height="1.1cm" svg:x="16.1cm" svg:y="18.7cm">
          <text:p text:style-name="P1">H2 electrolysi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0" draw:id="id10" draw:layer="layout" svg:width="2.4cm" svg:height="1.1cm" svg:x="9cm" svg:y="18.7cm">
          <text:p text:style-name="P1">H2 O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2" draw:text-style-name="P4" xml:id="id13" draw:id="id13" draw:layer="layout" svg:width="2.1cm" svg:height="2cm" svg:x="7.486cm" svg:y="22.886cm">
          <draw:glue-point draw:id="9" svg:x="-5cm" svg:y="-2cm"/>
          <draw:glue-point draw:id="10" svg:x="-5cm" svg:y="2cm"/>
          <draw:glue-point draw:id="11" svg:x="5cm" svg:y="-2cm"/>
          <text:p text:style-name="P1">H2 store</text:p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0.2cm" svg:y1="18.7cm" svg:x2="12.6cm" svg:y2="14.7cm" draw:start-shape="id10" draw:start-glue-point="0" draw:end-shape="id2" draw:end-glue-point="14" svg:d="M10200 18700c0-2998 2400-999 2400-4000" svg:viewBox="0 0 2401 4001">
          <text:p/>
        </draw:connector>
        <draw:connector draw:style-name="gr13" draw:text-style-name="P2" draw:layer="layout" draw:type="curve" svg:x1="14.213cm" svg:y1="23.309cm" svg:x2="10.2cm" svg:y2="19.8cm" draw:start-shape="id11" draw:start-glue-point="10" draw:end-shape="id10" draw:end-glue-point="6" svg:d="M14213 23309c0-2631-4013-877-4013-3509" svg:viewBox="0 0 4014 3510">
          <text:p/>
        </draw:connector>
        <draw:connector draw:style-name="gr13" draw:text-style-name="P2" draw:layer="layout" draw:type="curve" svg:x1="17.85cm" svg:y1="19.8cm" svg:x2="15.611cm" svg:y2="23.309cm" draw:start-shape="id9" draw:start-glue-point="6" draw:end-shape="id11" draw:end-glue-point="11" svg:d="M17850 19800c0 2632-2239 878-2239 3509" svg:viewBox="0 0 2240 3510">
          <text:p/>
        </draw:connector>
        <draw:custom-shape draw:style-name="gr11" draw:text-style-name="P3" xml:id="id12" draw:id="id12" draw:layer="layout" svg:width="2.4cm" svg:height="1.1cm" svg:x="12.5cm" svg:y="18.7cm">
          <text:p text:style-name="P1">H2 CCG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3.7cm" svg:y1="18.7cm" svg:x2="13.2cm" svg:y2="14.7cm" draw:start-shape="id12" draw:start-glue-point="4" draw:end-shape="id2" draw:end-glue-point="6" svg:d="M13700 18700c0-2998-500-999-500-4000" svg:viewBox="0 0 501 4001">
          <text:p/>
        </draw:connector>
        <draw:connector draw:style-name="gr13" draw:text-style-name="P2" draw:layer="layout" draw:type="curve" svg:x1="14.912cm" svg:y1="23.309cm" svg:x2="13.7cm" svg:y2="19.8cm" draw:start-shape="id11" draw:start-glue-point="4" draw:end-shape="id12" draw:end-glue-point="6" svg:d="M14912 23309c0-2631-1212-877-1212-3509" svg:viewBox="0 0 1213 3510">
          <text:p/>
        </draw:connector>
        <draw:custom-shape draw:style-name="gr14" draw:text-style-name="P4" xml:id="id11" draw:id="id11" draw:layer="layout" svg:width="3.2cm" svg:height="1.2cm" svg:x="13.312cm" svg:y="23.309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H2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2" draw:layer="layout" draw:type="curve" svg:x1="9.586cm" svg:y1="23.886cm" svg:x2="13.312cm" svg:y2="23.909cm" draw:start-shape="id13" draw:start-glue-point="8" draw:end-shape="id11" draw:end-glue-point="5" svg:d="M9586 23886c2796 0 933 23 3726 23" svg:viewBox="0 0 3727 24">
          <text:p/>
        </draw:connector>
        <draw:custom-shape draw:style-name="gr16" draw:text-style-name="P5" xml:id="id16" draw:id="id16" draw:layer="layout" svg:width="3.7cm" svg:height="1.4cm" svg:x="28.962cm" svg:y="13.3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surface_transport<text:line-break/>_final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5" xml:id="id17" draw:id="id17" draw:layer="layout" svg:width="2.3cm" svg:height="2.3cm" svg:x="35.654cm" svg:y="12.844cm">
          <text:p text:style-name="P1">surface-<text:line-break/>transpor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4" draw:id="id14" draw:layer="layout" svg:width="2.4cm" svg:height="1.1cm" svg:x="24.462cm" svg:y="12cm">
          <text:p text:style-name="P1">B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15" draw:id="id15" draw:layer="layout" svg:width="2.4cm" svg:height="1.1cm" svg:x="24.462cm" svg:y="15.1cm">
          <text:p text:style-name="P1">FCEV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" draw:text-style-name="P2" draw:layer="layout" draw:type="curve" svg:x1="14.8cm" svg:y1="14.1cm" svg:x2="24.462cm" svg:y2="12.55cm" draw:start-shape="id2" draw:start-glue-point="7" draw:end-shape="id14" draw:end-glue-point="5" svg:d="M14800 14100c7248 0 2417-1550 9662-1550" svg:viewBox="0 0 9663 1551">
          <text:p/>
        </draw:connector>
        <draw:connector draw:style-name="gr13" draw:text-style-name="P2" draw:layer="layout" draw:type="curve" svg:x1="16.312cm" svg:y1="23.41cm" svg:x2="24.462cm" svg:y2="15.65cm" draw:start-shape="id11" draw:start-glue-point="12" draw:end-shape="id15" draw:end-glue-point="5" svg:d="M16312 23410c6264 0 2189-7760 8150-7760" svg:viewBox="0 0 8151 7761">
          <text:p/>
        </draw:connector>
        <draw:connector draw:style-name="gr18" draw:text-style-name="P2" draw:layer="layout" draw:type="curve" svg:x1="26.862cm" svg:y1="12.55cm" svg:x2="29.194cm" svg:y2="13.534cm" draw:start-shape="id14" draw:start-glue-point="7" draw:end-shape="id16" draw:end-glue-point="8" svg:d="M26862 12550c1576 0 411 984 2332 984" svg:viewBox="0 0 2333 985">
          <text:p/>
        </draw:connector>
        <draw:connector draw:style-name="gr18" draw:text-style-name="P2" draw:layer="layout" draw:type="curve" svg:x1="26.862cm" svg:y1="15.65cm" svg:x2="29.194cm" svg:y2="14.466cm" draw:start-shape="id15" draw:start-glue-point="7" draw:end-shape="id16" draw:end-glue-point="9" svg:d="M26862 15650c1576 0 411-1184 2332-1184" svg:viewBox="0 0 2333 1185">
          <text:p/>
        </draw:connector>
        <draw:connector draw:style-name="gr18" draw:text-style-name="P2" draw:layer="layout" draw:type="curve" svg:x1="32.662cm" svg:y1="14cm" svg:x2="35.654cm" svg:y2="13.994cm" draw:start-shape="id16" draw:start-glue-point="7" draw:end-shape="id17" draw:end-glue-point="6" svg:d="M32662 14000c2245 0 750-6 2992-6" svg:viewBox="0 0 2993 7">
          <text:p/>
        </draw:connector>
        <draw:custom-shape draw:style-name="gr19" draw:text-style-name="P6" xml:id="id19" draw:id="id19" draw:layer="layout" svg:width="3.7cm" svg:height="1.4cm" svg:x="29.062cm" svg:y="19.7cm">
          <draw:glue-point draw:id="8" svg:x="-4.375cm" svg:y="-3.333cm"/>
          <draw:glue-point draw:id="9" svg:x="-4.375cm" svg:y="3.333cm"/>
          <draw:glue-point draw:id="10" svg:x="-2.187cm" svg:y="-5cm"/>
          <draw:glue-point draw:id="11" svg:x="2.187cm" svg:y="-5cm"/>
          <draw:glue-point draw:id="12" svg:x="4.375cm" svg:y="-4.166cm" draw:escape-direction="right"/>
          <draw:glue-point draw:id="13" svg:x="4.375cm" svg:y="3.333cm"/>
          <draw:glue-point draw:id="14" svg:x="-1.875cm" svg:y="5cm"/>
          <draw:glue-point draw:id="15" svg:x="1.875cm" svg:y="5cm"/>
          <text:p text:style-name="P1">lo_temp_hea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0" draw:text-style-name="P6" xml:id="id21" draw:id="id21" draw:layer="layout" svg:width="2.3cm" svg:height="2.3cm" svg:x="35.83cm" svg:y="19.283cm">
          <text:p text:style-name="P1">lo-temp-<text:line-break/>heat-<text:line-break/>deman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1" draw:text-style-name="P3" xml:id="id18" draw:id="id18" draw:layer="layout" svg:width="2.4cm" svg:height="1.1cm" svg:x="24.562cm" svg:y="18.1cm">
          <text:p text:style-name="P1">ASHP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1" draw:text-style-name="P3" xml:id="id20" draw:id="id20" draw:layer="layout" svg:width="2.4cm" svg:height="1.1cm" svg:x="24.562cm" svg:y="21.5cm">
          <text:p text:style-name="P1">H2_boiler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21" draw:text-style-name="P2" draw:layer="layout" draw:type="curve" svg:x1="26.962cm" svg:y1="18.65cm" svg:x2="29.294cm" svg:y2="19.934cm" draw:start-shape="id18" draw:start-glue-point="7" draw:end-shape="id19" draw:end-glue-point="8" svg:d="M26962 18650c1576 0 411 1284 2332 1284" svg:viewBox="0 0 2333 1285">
          <text:p/>
        </draw:connector>
        <draw:connector draw:style-name="gr21" draw:text-style-name="P2" draw:layer="layout" draw:type="curve" svg:x1="26.962cm" svg:y1="22.05cm" svg:x2="29.294cm" svg:y2="20.866cm" draw:start-shape="id20" draw:start-glue-point="7" draw:end-shape="id19" draw:end-glue-point="9" svg:d="M26962 22050c1576 0 411-1184 2332-1184" svg:viewBox="0 0 2333 1185">
          <text:p/>
        </draw:connector>
        <draw:connector draw:style-name="gr21" draw:text-style-name="P2" draw:layer="layout" draw:type="curve" svg:x1="32.762cm" svg:y1="20.4cm" svg:x2="35.83cm" svg:y2="20.433cm" draw:start-shape="id19" draw:start-glue-point="7" draw:end-shape="id21" draw:end-glue-point="6" svg:d="M32762 20400c2302 0 769 33 3068 33" svg:viewBox="0 0 3069 34">
          <text:p/>
        </draw:connector>
        <draw:connector draw:style-name="gr2" draw:text-style-name="P2" draw:layer="layout" draw:type="curve" svg:x1="14.6cm" svg:y1="14.499cm" svg:x2="24.562cm" svg:y2="18.65cm" draw:start-shape="id2" draw:start-glue-point="13" draw:end-shape="id18" draw:end-glue-point="5" svg:d="M14600 14499c7623 0 2642 4151 9962 4151" svg:viewBox="0 0 9963 4152">
          <text:p/>
        </draw:connector>
        <draw:connector draw:style-name="gr13" draw:text-style-name="P2" draw:layer="layout" draw:type="curve" svg:x1="16.512cm" svg:y1="23.909cm" svg:x2="24.562cm" svg:y2="22.05cm" draw:start-shape="id11" draw:start-glue-point="7" draw:end-shape="id20" draw:end-glue-point="5" svg:d="M16512 23909c6039 0 2014-1859 8050-1859" svg:viewBox="0 0 8051 1860">
          <text:p/>
        </draw:connector>
        <draw:custom-shape draw:style-name="gr22" draw:text-style-name="P1" xml:id="id24" draw:id="id24" draw:layer="layout" svg:width="2.8cm" svg:height="1.3cm" svg:x="17.556cm" svg:y="9.045cm">
          <text:p text:style-name="P1">battery <text:line-break/>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22" draw:text-style-name="P1" xml:id="id23" draw:id="id23" draw:layer="layout" svg:width="2.8cm" svg:height="1.3cm" svg:x="13.9cm" svg:y="9.1cm">
          <text:p text:style-name="P1">battery <text:line-break/>discharge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8" draw:text-style-name="P1" xml:id="id22" draw:id="id22" draw:layer="layout" svg:width="2.7cm" svg:height="2.2cm" svg:x="16cm" svg:y="4.715cm">
          <draw:glue-point draw:id="9" svg:x="-2.777cm" svg:y="4.545cm"/>
          <draw:glue-point draw:id="10" svg:x="3.148cm" svg:y="4.545cm"/>
          <text:p text:style-name="P1">battery <text:line-break/>storage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" draw:text-style-name="P2" draw:layer="layout" draw:type="curve" svg:x1="16.601cm" svg:y1="6.814cm" svg:x2="15.3cm" svg:y2="9.1cm" draw:start-shape="id22" draw:start-glue-point="9" draw:end-shape="id23" draw:end-glue-point="4" svg:d="M16601 6814c0 1791-1301 648-1301 2286" svg:viewBox="0 0 1302 2287">
          <text:p/>
        </draw:connector>
        <draw:connector draw:style-name="gr2" draw:text-style-name="P2" draw:layer="layout" draw:type="curve" svg:x1="18.956cm" svg:y1="9.045cm" svg:x2="18.199cm" svg:y2="6.814cm" draw:start-shape="id24" draw:start-glue-point="4" draw:end-shape="id22" draw:end-glue-point="10" svg:d="M18956 9045c0-1596-757-481-757-2231" svg:viewBox="0 0 758 2232">
          <text:p/>
        </draw:connector>
        <draw:connector draw:style-name="gr2" draw:text-style-name="P2" draw:layer="layout" draw:type="curve" svg:x1="13.899cm" svg:y1="13.5cm" svg:x2="18.956cm" svg:y2="10.345cm" draw:start-shape="id2" draw:start-glue-point="11" draw:end-shape="id24" draw:end-glue-point="6" svg:d="M13899 13500c0-2365 5057-788 5057-3155" svg:viewBox="0 0 5058 3156">
          <text:p/>
        </draw:connector>
        <draw:connector draw:style-name="gr2" draw:text-style-name="P2" draw:layer="layout" draw:type="curve" svg:x1="15.3cm" svg:y1="10.4cm" svg:x2="13.2cm" svg:y2="13.5cm" draw:start-shape="id23" draw:start-glue-point="6" draw:end-shape="id2" draw:end-glue-point="4" svg:d="M15300 10400c0 2326-2100 777-2100 3100" svg:viewBox="0 0 2101 3101">
          <text:p/>
        </draw:connector>
        <draw:custom-shape draw:style-name="gr23" draw:text-style-name="P1" xml:id="id25" draw:id="id25" draw:layer="layout" svg:width="3.2cm" svg:height="1.2cm" svg:x="2.7cm" svg:y="16.1cm">
          <text:p text:style-name="P1">nuclear-SMR</text:p>
          <draw:enhanced-geometry svg:viewBox="0 0 21600 21600" draw:mirror-horizontal="tru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2" draw:layer="layout" draw:type="curve" svg:x1="5.9cm" svg:y1="16.7cm" svg:x2="12.101cm" svg:y2="14.7cm" draw:start-shape="id25" draw:start-glue-point="5" draw:end-shape="id2" draw:end-glue-point="17" svg:d="M5900 16700c4134 0 6201-666 6201-2000" svg:viewBox="0 0 6202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7T11:50:18.487693791</meta:creation-date>
    <meta:generator>LibreOffice/6.0.7.3$Linux_X86_64 LibreOffice_project/00m0$Build-3</meta:generator>
    <dc:date>2021-01-08T11:35:15.213941663</dc:date>
    <meta:editing-duration>PT1H15M41S</meta:editing-duration>
    <meta:editing-cycles>21</meta:editing-cycles>
    <dc:creator>Barry McMullin</dc:creator>
    <meta:document-statistic meta:object-count="55"/>
  </office:meta>
</office:document-meta>
</file>